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a511" officeooo:paragraph-rsid="0012a511"/>
    </style:style>
    <style:style style:name="P2" style:family="paragraph" style:parent-style-name="Standard">
      <style:text-properties officeooo:rsid="0018a4ff" officeooo:paragraph-rsid="0019f2e8"/>
    </style:style>
    <style:style style:name="P3" style:family="paragraph">
      <loext:graphic-properties draw:fill="none" draw:fill-color="#ffffff"/>
      <style:text-properties fo:color="#2a6099"/>
    </style:style>
    <style:style style:name="P4" style:family="paragraph">
      <loext:graphic-properties draw:fill="solid" draw:fill-color="#158466"/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loext:graphic-properties draw:fill="solid" draw:fill-color="#ff972f"/>
      <style:paragraph-properties style:writing-mode="lr-tb"/>
      <style:text-properties fo:font-size="12pt"/>
    </style:style>
    <style:style style:name="P7" style:family="paragraph">
      <loext:graphic-properties draw:fill="none" draw:fill-color="#ffffff"/>
      <style:text-properties fo:font-size="18pt" fo:font-style="italic" style:font-size-asian="18pt" style:font-style-asian="italic" style:font-size-complex="18pt" style:font-style-complex="italic"/>
    </style:style>
    <style:style style:name="P8" style:family="paragraph">
      <loext:graphic-properties draw:fill="solid" draw:fill-color="#ff972f"/>
    </style:style>
    <style:style style:name="P9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-color="#ffe994"/>
    </style:style>
    <style:style style:name="T1" style:family="text">
      <style:text-properties officeooo:rsid="0019f2e8"/>
    </style:style>
    <style:style style:name="T2" style:family="text">
      <style:text-properties fo:color="#2a6099"/>
    </style:style>
    <style:style style:name="T3" style:family="text">
      <style:text-properties fo:font-size="12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gr1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="solid" draw:fill-color="#158466" draw:textarea-horizontal-align="justify" draw:textarea-vertical-align="middle" draw:auto-grow-height="false" fo:min-height="0.328cm" fo:min-width="0.2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solid" draw:fill-color="#ff972f" fo:min-height="3.078cm" draw:shadow="visib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solid" draw:fill-color="#ff972f" fo:min-height="2.831cm" draw:shadow="visib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217cm" fo:min-width="16.4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e994" draw:textarea-horizontal-align="justify" draw:textarea-vertical-align="middle" draw:auto-grow-height="false" fo:min-height="10.821cm" fo:min-width="16.45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 1. Create a website about you in the following format.</text:p>
      <text:p text:style-name="P1">Screen 1</text:p>
      <text:p text:style-name="P1"><draw:custom-shape text:anchor-type="paragraph" draw:z-index="0" draw:name="Shape1" draw:style-name="gr10" draw:text-style-name="P10" svg:width="16.458cm" svg:height="10.822cm" svg:x="0.245cm" svg:y="0.44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Shape2" draw:style-name="gr9" svg:width="16.458cm" svg:height="1.218cm" svg:x="0.245cm" svg:y="0.441cm"><text:p/><draw:enhanced-geometry svg:viewBox="0 0 21600 21600" draw:type="rectangle" draw:enhanced-path="M 0 0 L 21600 0 21600 21600 0 21600 0 0 Z N"/></draw:custom-shape><draw:frame text:anchor-type="paragraph" draw:z-index="2" draw:name="Shape3" draw:style-name="gr8" draw:text-style-name="P9" svg:width="6.43cm" svg:height="1.059cm" svg:x="0.457cm" svg:y="0.6cm"><draw:text-box><text:p><text:span text:style-name="T5">Your Name</text:span></text:p></draw:text-box></draw:frame><draw:frame text:anchor-type="paragraph" draw:z-index="3" draw:name="Shape4" draw:style-name="gr7" draw:text-style-name="P7" svg:width="2.752cm" svg:height="0.768cm" svg:x="13.951cm" svg:y="1.817cm"><draw:text-box><text:p><text:span text:style-name="T4">About Me</text:span></text:p></draw:text-box></draw:frame><draw:frame text:anchor-type="paragraph" draw:z-index="4" draw:name="Shape5" draw:style-name="gr6" draw:text-style-name="P8" svg:width="16.14cm" svg:height="2.832cm" svg:x="0.25cm" svg:y="2.66cm"><draw:text-box draw:corner-radius="0.4cm"><text:p/><text:p>About Me...write some content about yurself here.Put some text here, atleast 10-15sentences.</text:p></draw:text-box></draw:frame><draw:frame text:anchor-type="paragraph" draw:z-index="5" draw:name="Shape4_0" draw:style-name="gr5" draw:text-style-name="P7" svg:width="4.075cm" svg:height="0.874cm" svg:x="12.628cm" svg:y="7.435cm"><draw:text-box><text:p><text:span text:style-name="T4">MoreAbout Me</text:span></text:p></draw:text-box></draw:frame><draw:frame text:anchor-type="paragraph" draw:z-index="6" draw:name="Shape5_0" draw:style-name="gr4" draw:text-style-name="P6" svg:width="16.22cm" svg:height="3.079cm" svg:x="0.245cm" svg:y="8.184cm"><draw:text-box draw:corner-radius="0.4cm"><text:p text:style-name="P5"><text:span text:style-name="T3"/></text:p><text:p text:style-name="P5"><text:span text:style-name="T3"><text:s/></text:span></text:p></draw:text-box></draw:frame><draw:custom-shape text:anchor-type="paragraph" draw:z-index="7" draw:name="Shape6" draw:style-name="gr2" draw:text-style-name="P4" svg:width="0.265cm" svg:height="0.329cm" svg:x="0.854cm" svg:y="8.696cm"><text:p/><draw:enhanced-geometry svg:viewBox="0 0 21600 21600" draw:mirror-horizontal="true" draw:mirror-vertical="true" draw:type="rectangle" draw:enhanced-path="M 0 0 L 21600 0 21600 21600 0 21600 0 0 Z N"/></draw:custom-shape><draw:frame text:anchor-type="paragraph" draw:z-index="8" draw:name="Shape7" draw:style-name="gr3" draw:text-style-name="P3" svg:width="2.276cm" svg:height="0.489cm" svg:x="1.409cm" svg:y="8.617cm"><draw:text-box><text:p><text:span text:style-name="T2">My Resume</text:span></text:p></draw:text-box></draw:frame><draw:custom-shape text:anchor-type="paragraph" draw:z-index="9" draw:name="Shape6_0" draw:style-name="gr2" draw:text-style-name="P4" svg:width="0.265cm" svg:height="0.329cm" svg:x="0.88cm" svg:y="9.331cm"><text:p/><draw:enhanced-geometry svg:viewBox="0 0 21600 21600" draw:mirror-horizontal="true" draw:mirror-vertical="true" draw:type="rectangle" draw:enhanced-path="M 0 0 L 21600 0 21600 21600 0 21600 0 0 Z N"/></draw:custom-shape><draw:frame text:anchor-type="paragraph" draw:z-index="10" draw:name="Shape7_0" draw:style-name="gr3" draw:text-style-name="P3" svg:width="2.276cm" svg:height="0.489cm" svg:x="1.436cm" svg:y="9.252cm"><draw:text-box><text:p><text:span text:style-name="T2">My Hobbies</text:span></text:p></draw:text-box></draw:frame><draw:custom-shape text:anchor-type="paragraph" draw:z-index="11" draw:name="Shape6_1" draw:style-name="gr2" draw:text-style-name="P4" svg:width="0.265cm" svg:height="0.329cm" svg:x="0.907cm" svg:y="9.992cm"><text:p/><draw:enhanced-geometry svg:viewBox="0 0 21600 21600" draw:mirror-horizontal="true" draw:mirror-vertical="true" draw:type="rectangle" draw:enhanced-path="M 0 0 L 21600 0 21600 21600 0 21600 0 0 Z N"/></draw:custom-shape><draw:frame text:anchor-type="paragraph" draw:z-index="12" draw:name="Shape7_1" draw:style-name="gr1" draw:text-style-name="P3" svg:width="3.123cm" svg:height="0.556cm" svg:x="1.462cm" svg:y="9.913cm"><draw:text-box><text:p><text:span text:style-name="T2">Photo Gallery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y Resume,My Hobbies and Photo Gallery are hyperlinks which will open new screens in different <text:s text:c="2"/>tabs.</text:p>
      <text:p text:style-name="P2">Use External Stylesheet for styling your web pages. </text:p>
      <text:p text:style-name="P2">Use atleast 2-3 classes for defining the styles.</text:p>
      <text:p text:style-name="P2"><text:span text:style-name="T1">Try adding a background image.</text:span></text:p>
      <text:p text:style-name="P2">Feel free add more content more creativity to your web pag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0:37:24.987991413</meta:creation-date>
    <dc:date>2020-11-24T11:14:00.361025519</dc:date>
    <meta:editing-duration>PT26M13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7" meta:word-count="61" meta:character-count="359" meta:non-whitespace-character-count="302"/>
  </office:meta>
</office:document-meta>
</file>